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paDialect.prepareTransaction( EntityManager entityManager , boolean readOnly , @ Null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paDialect.cleanupTransaction( @ Nullable Object transactio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JpaDialect.beginTransaction( EntityManager entityManager , Transaction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JpaDialect.translateExceptionIfPossible( Runtim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paDialect.getJdbcConnection( EntityManager entityManager ,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paDialect.releaseJdbcConnection( ConnectionHandle conHandle ,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